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" fo:font-size="10pt" style:font-name-asian="Roboto2" style:font-size-asian="10pt" style:font-name-complex="Roboto2" style:font-size-complex="10pt"/>
    </style:style>
    <style:style style:name="T38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2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3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5" style:family="text">
      <style:text-properties style:font-name="Roboto" fo:font-size="10pt" fo:font-style="normal" style:text-underline-style="none" fo:font-weight="bold" officeooo:rsid="0135db3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6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1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2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3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4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05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6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07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style:font-name="Roboto" fo:font-size="10pt" style:font-size-asian="10pt" style:font-size-complex="10pt"/>
    </style:style>
    <style:style style:name="T109" style:family="text">
      <style:text-properties style:font-name="Roboto" fo:font-size="10pt" officeooo:rsid="0102247f" style:font-size-asian="10pt" style:font-size-complex="10pt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0edebf5" style:font-weight-asian="normal" style:font-weight-complex="normal"/>
    </style:style>
    <style:style style:name="T112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3" style:family="text">
      <style:text-properties fo:font-style="normal" officeooo:rsid="008e79c7" style:font-style-asian="normal" style:font-style-complex="normal"/>
    </style:style>
    <style:style style:name="T114" style:family="text">
      <style:text-properties fo:font-style="normal" officeooo:rsid="00bf2b2d" style:font-style-asian="normal" style:font-style-complex="normal"/>
    </style:style>
    <style:style style:name="T115" style:family="text">
      <style:text-properties fo:font-style="normal" officeooo:rsid="0135db3b" style:font-style-asian="normal" style:font-style-complex="normal"/>
    </style:style>
    <style:style style:name="T116" style:family="text">
      <style:text-properties officeooo:rsid="0094c2de"/>
    </style:style>
    <style:style style:name="T117" style:family="text">
      <style:text-properties officeooo:rsid="009b41a1"/>
    </style:style>
    <style:style style:name="T118" style:family="text">
      <style:text-properties officeooo:rsid="009f14e6"/>
    </style:style>
    <style:style style:name="T119" style:family="text">
      <style:text-properties officeooo:rsid="00a884b6"/>
    </style:style>
    <style:style style:name="T120" style:family="text">
      <style:text-properties officeooo:rsid="00ad8019"/>
    </style:style>
    <style:style style:name="T121" style:family="text">
      <style:text-properties officeooo:rsid="00ba1d29"/>
    </style:style>
    <style:style style:name="T122" style:family="text">
      <style:text-properties officeooo:rsid="00d0b07b"/>
    </style:style>
    <style:style style:name="T123" style:family="text">
      <style:text-properties officeooo:rsid="00e1f740"/>
    </style:style>
    <style:style style:name="T124" style:family="text">
      <style:text-properties officeooo:rsid="00f54a88"/>
    </style:style>
    <style:style style:name="T125" style:family="text">
      <style:text-properties officeooo:rsid="0100c247"/>
    </style:style>
    <style:style style:name="T126" style:family="text">
      <style:text-properties fo:color="#000000" style:text-underline-style="none"/>
    </style:style>
    <style:style style:name="T127" style:family="text">
      <style:text-properties officeooo:rsid="01294c75"/>
    </style:style>
    <style:style style:name="T128" style:family="text">
      <style:text-properties officeooo:rsid="012a0f54"/>
    </style:style>
    <style:style style:name="T129" style:family="text">
      <style:text-properties officeooo:rsid="012e4713"/>
    </style:style>
    <style:style style:name="T130" style:family="text">
      <style:text-properties officeooo:rsid="01301382"/>
    </style:style>
    <style:style style:name="T131" style:family="text">
      <style:text-properties officeooo:rsid="0134be7f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16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26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26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26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26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32">Top Margin: 10</text:span></text:p><text:p text:style-name="P58"><text:span text:style-name="T132">Bottom Margin: 0</text:span></text:p></office:annotation>E<text:span text:style-name="T122">D</text:span><office:annotation-end office:name="__Annotation__1520_3461496547"/><text:span text:style-name="T122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32">Top Margin : 0</text:span></text:p><text:p text:style-name="P58"><text:span text:style-name="T132">Bottom Margin : 0</text:span></text:p><text:p text:style-name="P58"><text:span text:style-name="T132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12">Languages:</text:span><text:span text:style-name="T5"> </text:span>Python, Java, SQL, HTML/CSS, <text:span text:style-name="T123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8"><text:span text:style-name="T132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3">Portfolio Diversity Visualization Tool </text:span><text:span text:style-name="T44">(</text:span><text:span text:style-name="T45">Python</text:span><text:span text:style-name="T44">)</text:span></text:p>
            <text:p text:style-name="P6"><text:span text:style-name="T62"><text:s text:c="2"/>✪ <text:s/></text:span><text:span text:style-name="T104"><text:s/></text:span><text:span text:style-name="T101">Won </text:span><text:span text:style-name="T102">the </text:span><text:span text:style-name="T103">BlackRock API Prize at CalHacks 2019</text:span><text:span text:style-name="T63">,</text:span><text:span text:style-name="T91"> the largest collegiate hackathon in the world</text:span></text:p>
            <text:list xml:id="list1364605626" text:style-name="L1">
              <text:list-item>
                <text:p text:style-name="P44"><text:span text:style-name="T60">Built</text:span><text:span text:style-name="T53"> </text:span><text:span text:style-name="T60">a </text:span><text:span text:style-name="T53">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17">Leveraged</text:span> BlackRock’<text:span text:style-name="T127">s</text:span> API to <text:span text:style-name="T121">compile, </text:span>sort, and categorize <text:span text:style-name="T118">security</text:span> data f<text:span text:style-name="T118">rom an array of stock symbols</text:span></text:p>
              </text:list-item>
              <text:list-item>
                <text:p text:style-name="P56"><text:span text:style-name="T93">Integrated</text:span><text:span text:style-name="T94"> MatPlotLib to visualize </text:span><text:span text:style-name="T95">calculated diversity</text:span><text:span text:style-name="T94"> data and to create a GUI for </text:span><text:span text:style-name="T96">user</text:span><text:span text:style-name="T94"> </text:span><text:span text:style-name="T97">portfolio input</text:span><text:span text:style-name="T50"> <text:s text:c="4"/></text:span><text:span text:style-name="T43"><text:s text:c="7"/></text:span><text:span text:style-name="T50"><text:s/></text:span><text:span text:style-name="T43"><text:s text:c="51"/></text:span><text:span text:style-name="T105"><text:s text:c="7"/></text:span><text:span text:style-name="T100"><text:s/></text:span><text:span text:style-name="T43"><text:s text:c="81"/></text:span><text:span text:style-name="T37"><text:s text:c="89"/></text:span><text:span text:style-name="T106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3">Bomberman Remastered </text:span><text:span text:style-name="T44">(Java</text:span><text:span text:style-name="T46">)</text:span></text:p>
            <text:list xml:id="list164006651158818" text:continue-numbering="true" text:style-name="L1">
              <text:list-item>
                <text:p text:style-name="P48"><text:span text:style-name="T128">Created an improved </text:span>remake of the classic game Bomberman <text:span text:style-name="T130">that runs on modern operating systems</text:span></text:p>
              </text:list-item>
              <text:list-item>
                <text:p text:style-name="P51">Devised a <text:span text:style-name="T131">completely original</text:span> “competitive mode”, featuring dynamic, <text:span text:style-name="T131">real time</text:span> multiplayer gameplay</text:p>
              </text:list-item>
              <text:list-item>
                <text:p text:style-name="P52"><text:span text:style-name="T113">Utilized the Java Swing toolkit to design game </text:span><text:span text:style-name="T115">screens,</text:span><text:span text:style-name="T113"> </text:span><text:span text:style-name="T115">handle player controls, and execute game event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64007061611762" text:continue-numbering="true" text:style-name="L1">
              <text:list-item>
                <text:p text:style-name="P53"><text:span text:style-name="T71">Designed and </text:span><text:span text:style-name="T72">built</text:span><text:span text:style-name="T70"> a </text:span><text:span text:style-name="T66">personal website </text:span><text:span text:style-name="T67">from </text:span><text:span text:style-name="T68">the ground up</text:span><text:span text:style-name="T67">, </text:span><text:span text:style-name="T71">utilizing</text:span><text:span text:style-name="T69"> the Bootstrap </text:span><text:span text:style-name="T70">web </text:span><text:span text:style-name="T69">framework</text:span></text:p>
              </text:list-item>
              <text:list-item>
                <text:p text:style-name="P44"><text:span text:style-name="T98">H</text:span><text:span text:style-name="T99">osted page files remotely on UC Berkeley Open Computing Facility servers, via SSH </text:span><text:bookmark text:name="firstHeading1"/><text:span text:style-name="T107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20">Language</text:span> Interpreter <text:span text:style-name="T119">(</text:span>Python)</text:p>
            <text:list xml:id="list164007391236803" text:continue-numbering="true" text:style-name="L1">
              <text:list-item>
                <text:p text:style-name="P54"><text:span text:style-name="T42">Constructed</text:span><text:span text:style-name="T41"> 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64005451173902" text:continue-numbering="true" text:style-name="L1">
              <text:list-item>
                <text:p text:style-name="P49"><text:span text:style-name="T129">Developed</text:span> interactive typing program that calculates typing speed and accuracy with every keystroke</text:p>
              </text:list-item>
              <text:list-item>
                <text:p text:style-name="P44"><text:span text:style-name="T61">Programmed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24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108">Partners for Advanced Transportation Technology</text:span></text:span><text:span text:style-name="Strong_20_Emphasis"><text:span text:style-name="T109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25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64005643435624" text:continue-numbering="true" text:style-name="L1">
              <text:list-item>
                <text:p text:style-name="P55"><text:span text:style-name="T83">E</text:span><text:span text:style-name="T84">valuate</text:span><text:span text:style-name="T83">d</text:span><text:span text:style-name="T84"> effectiveness</text:span><text:span text:style-name="T73"> </text:span><text:span text:style-name="T77">o</text:span><text:span text:style-name="T84">f</text:span><text:span text:style-name="T73"> </text:span><text:span text:style-name="T77">the Caltrans-</text:span><text:span text:style-name="T78">proposed “</text:span><text:span text:style-name="T77">Yellow Alert” </text:span><text:span text:style-name="T73">intelligent </text:span><text:span text:style-name="T78">transportation</text:span><text:span text:style-name="T77"> system</text:span></text:p>
              </text:list-item>
              <text:list-item>
                <text:p text:style-name="P55"><text:span text:style-name="T82">S</text:span><text:span text:style-name="T79">ynced</text:span><text:span text:style-name="T73"> </text:span><text:span text:style-name="T79">position</text:span><text:span text:style-name="T80">al</text:span><text:span text:style-name="T78">, </text:span><text:span text:style-name="T80">sensor</text:span><text:span text:style-name="T78">, and </text:span><text:span text:style-name="T80">behavioral</text:span><text:span text:style-name="T73"> data </text:span><text:span text:style-name="T82">collected </text:span><text:span text:style-name="T73">from </text:span><text:span text:style-name="T78">driving </text:span><text:span text:style-name="T73">simulation</text:span><text:span text:style-name="T78"> </text:span><text:span text:style-name="T80">test </text:span><text:span text:style-name="T81">trials</text:span></text:p>
              </text:list-item>
              <text:list-item>
                <text:p text:style-name="P43"><text:span text:style-name="T89">Wrote Python scripts to </text:span><text:span text:style-name="T90">automate</text:span><text:span text:style-name="T85"> </text:span><text:span text:style-name="T86">trial</text:span><text:span text:style-name="T85"> data </text:span><text:span text:style-name="T90">analysis</text:span><text:span text:style-name="T87">, </text:span><text:span text:style-name="T89">utilizing </text:span><text:span text:style-name="T88">SciPy, NumPy, </text:span><text:span text:style-name="T89">and </text:span><text:span text:style-name="T92">H5Py</text:span> <text:s text:c="6"/><text:span text:style-name="T64"><text:s text:c="2"/></text:span><text:span text:style-name="T43"><text:s text:c="7"/></text:span><text:span text:style-name="T37"><text:s text:c="89"/></text:span><text:span text:style-name="T106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64006729503003" text:continue-numbering="true" text:style-name="L1">
              <text:list-item>
                <text:p text:style-name="P44"><text:span text:style-name="T74">Aided Architecture &amp; Engineering teacher with giving lessons and </text:span><text:span text:style-name="T75">explaining </text:span><text:span text:style-name="T76">provided</text:span><text:span text:style-name="T75"> examples</text:span></text:p>
              </text:list-item>
              <text:list-item>
                <text:p text:style-name="P44"><text:span text:style-name="T74">Guided 30 students on their projects and supervised them during break, learning, and work times</text:span><text:span text:style-name="T43"> <text:s text:c="12"/></text:span><text:span text:style-name="T50"><text:s/></text:span><text:span text:style-name="T43"><text:s text:c="51"/></text:span><text:span text:style-name="T105"><text:s text:c="7"/></text:span><text:span text:style-name="T100"><text:s/></text:span><text:span text:style-name="T43"><text:s text:c="81"/></text:span><text:span text:style-name="T37"><text:s text:c="89"/></text:span><text:span text:style-name="T106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347887040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6"><text:span text:style-name="T75">Worked with library officials to organize regular weekly workshops and week-long summer camps</text:span><text:span text:style-name="T43"> <text:s text:c="4"/></text:span><text:span text:style-name="T50"><text:s/></text:span><text:span text:style-name="T43"><text:s text:c="51"/></text:span><text:span text:style-name="T105"><text:s text:c="7"/></text:span><text:span text:style-name="T100"><text:s/></text:span><text:span text:style-name="T43"><text:s text:c="81"/></text:span><text:span text:style-name="T37"><text:s text:c="89"/></text:span><text:span text:style-name="T106"><text:s text:c="14"/></text:span></text:p>
              </text:list-item>
            </text:list>
          </table:table-cell>
        </table:table-row>
      </table:table>
      <text:p text:style-name="P38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10">—</text:span> <text:span text:style-name="T110">BlackRock API Prize </text:span><text:span text:style-name="T111">Winner</text:span></text:p>
            <text:p text:style-name="P4"><text:span text:style-name="T4">Intuit Scholarship Program </text:span><text:span text:style-name="T110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0T16:40:05.176149426</dc:date>
    <meta:editing-duration>P1DT4H48M53S</meta:editing-duration>
    <meta:editing-cycles>218</meta:editing-cycles>
    <meta:document-statistic meta:table-count="12" meta:image-count="6" meta:object-count="0" meta:page-count="2" meta:paragraph-count="66" meta:word-count="444" meta:character-count="5823" meta:non-whitespace-character-count="2729"/>
  </office:meta>
</office:document-meta>
</file>